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Test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fecycleTestBean.getStop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TestBea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fecycleTestBean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TestBean.getStar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